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Files">
      <style:graphic-properties fo:min-height="2.161cm" fo:min-width="13.851cm"/>
    </style:style>
    <style:style style:name="gr2" style:family="graphic" style:parent-style-name="Member_20_Variables">
      <style:graphic-properties fo:min-height="0.648cm" fo:min-width="1.83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Message">
      <style:graphic-properties draw:auto-grow-height="true" draw:auto-grow-width="false" fo:min-height="0.475cm" fo:min-width="0cm"/>
    </style:style>
    <style:style style:name="gr5" style:family="graphic" style:parent-style-name="Object_20_Files">
      <style:graphic-properties fo:min-height="2.185cm" fo:min-width="13.851cm"/>
    </style:style>
    <style:style style:name="gr6" style:family="graphic" style:parent-style-name="Message">
      <style:graphic-properties draw:auto-grow-height="true" draw:auto-grow-width="false" fo:min-height="0.949cm" fo:min-width="0cm"/>
    </style:style>
    <style:style style:name="gr7" style:family="graphic" style:parent-style-name="Class">
      <style:graphic-properties draw:textarea-vertical-align="middle" draw:auto-grow-height="false" fo:min-height="1.909cm" fo:min-width="7.247cm"/>
    </style:style>
    <style:style style:name="gr8" style:family="graphic" style:parent-style-name="standard">
      <style:graphic-properties draw:stroke="none" svg:stroke-color="#000000" draw:fill="none" draw:fill-color="#ffffff" fo:min-height="1.528cm"/>
    </style:style>
    <style:style style:name="gr9" style:family="graphic" style:parent-style-name="Main_20_Class">
      <style:graphic-properties fo:min-height="1.528cm"/>
    </style:style>
    <style:style style:name="gr10" style:family="graphic" style:parent-style-name="Member_20_Variables">
      <style:graphic-properties fo:min-height="0.896cm" fo:min-width="2.316cm"/>
    </style:style>
    <style:style style:name="gr11" style:family="graphic" style:parent-style-name="Message">
      <style:graphic-properties draw:auto-grow-height="true" draw:auto-grow-width="false" fo:min-height="0.56cm" fo:min-width="0cm"/>
    </style:style>
    <style:style style:name="gr12" style:family="graphic" style:parent-style-name="objectwithoutfill">
      <style:graphic-properties draw:stroke="dash" draw:stroke-dash="Fine_20_Dashed" svg:stroke-color="#000000" draw:marker-end="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4" style:family="graphic" style:parent-style-name="Socket">
      <style:graphic-properties draw:textarea-vertical-align="middle" draw:auto-grow-height="false" fo:min-height="0.559cm" fo:min-width="1.836cm"/>
    </style:style>
    <style:style style:name="gr15" style:family="graphic" style:parent-style-name="Message">
      <style:graphic-properties fo:min-height="0.949cm"/>
    </style:style>
    <style:style style:name="gr16" style:family="graphic" style:parent-style-name="objectwithoutfill">
      <style:graphic-properties draw:stroke="dash" draw:stroke-dash="Fine_20_Dashed" svg:stroke-color="#000000" draw:marker-start="Arrow" draw:marker-end="" draw:marker-end-width="0.3cm" draw:fill="none" draw:textarea-vertical-align="middle"/>
    </style:style>
    <style:style style:name="P1" style:family="paragraph">
      <style:text-properties fo:font-size="35.9000015258789pt"/>
    </style:style>
    <style:style style:name="P2" style:family="paragraph"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text-properties style:use-window-font-color="true"/>
    </style:style>
    <style:style style:name="T1" style:family="text">
      <style:text-properties fo:font-size="35.9000015258789pt"/>
    </style:style>
    <style:style style:name="T2" style:family="text">
      <style:text-properties fo:font-size="10pt"/>
    </style:style>
    <style:style style:name="T3" style:family="text">
      <style:text-properties style:use-window-font-color="true" fo:background-color="transparent"/>
    </style:style>
    <style:style style:name="T4" style:family="text">
      <style:text-properties fo:color="#ce181e" fo:background-color="transparent"/>
    </style:style>
    <style:style style:name="T5" style:family="text">
      <style:text-properties fo:color="#ce181e"/>
    </style:style>
    <style:style style:name="T6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351cm" svg:height="2.411cm" svg:x="3.921cm" svg:y="1.002cm">
          <text:p><text:span text:style-name="T1">i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Object_20_Files" draw:layer="layout" svg:width="14.351cm" svg:height="8.763cm" svg:x="3.921cm" svg:y="8.4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1.27cm" svg:x="4.576cm" svg:y="8.788cm">
          <text:p><text:span text:style-name="T2">m_request_sock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1.27cm" svg:x="14.13cm" svg:y="8.79cm">
          <text:p><text:span text:style-name="T2">m_event_sock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132cm" svg:y1="2.502cm" svg:x2="14.132cm" svg:y2="9.509cm">
          <text:p/>
        </draw:line>
        <draw:line draw:style-name="gr3" draw:text-style-name="P3" draw:layer="layout" svg:x1="17.434cm" svg:y1="9.509cm" svg:x2="17.434cm" svg:y2="2.501cm">
          <text:p/>
        </draw:line>
        <draw:frame draw:style-name="gr4" draw:layer="layout" svg:width="4.955cm" svg:height="0.475cm" draw:transform="rotate (1.57987203890527) translate (17.699cm 8.474cm)">
          <draw:text-box>
            <text:p><text:span text:style-name="T3">i3_message</text:span>::send(...)</text:p>
          </draw:text-box>
        </draw:frame>
        <draw:frame draw:style-name="gr4" draw:layer="layout" svg:width="4.955cm" svg:height="0.475cm" draw:transform="rotate (1.57987203890527) translate (13.499cm 8.474cm)">
          <draw:text-box>
            <text:p>i3_message::receive(...)</text:p>
          </draw:text-box>
        </draw:frame>
        <draw:line draw:style-name="gr3" draw:text-style-name="P3" draw:layer="layout" svg:x1="7.884cm" svg:y1="2.502cm" svg:x2="7.884cm" svg:y2="9.509cm">
          <text:p/>
        </draw:line>
        <draw:line draw:style-name="gr3" draw:text-style-name="P3" draw:layer="layout" svg:x1="4.584cm" svg:y1="9.486cm" svg:x2="4.584cm" svg:y2="2.501cm">
          <text:p/>
        </draw:line>
        <draw:frame draw:style-name="gr4" draw:layer="layout" svg:width="4.955cm" svg:height="0.475cm" draw:transform="rotate (1.57987203890527) translate (3.999cm 8.474cm)">
          <draw:text-box>
            <text:p><text:span text:style-name="T3">i3_message</text:span>::send(...)</text:p>
          </draw:text-box>
        </draw:frame>
        <draw:frame draw:style-name="gr4" draw:layer="layout" svg:width="4.955cm" svg:height="0.475cm" draw:transform="rotate (1.57987203890527) translate (8.099cm 8.474cm)">
          <draw:text-box>
            <text:p>i3_message::receive(...)</text:p>
          </draw:text-box>
        </draw:frame>
        <draw:custom-shape draw:style-name="gr5" draw:text-style-name="P1" draw:layer="layout" svg:width="14.351cm" svg:height="2.435cm" svg:x="3.921cm" svg:y="24.495cm">
          <text:p><text:span text:style-name="T1">Program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434cm" svg:y1="24.495cm" svg:x2="17.434cm" svg:y2="16.621cm">
          <text:p/>
        </draw:line>
        <draw:frame draw:style-name="gr6" draw:layer="layout" svg:width="7.238cm" svg:height="0.949cm" draw:transform="rotate (1.58004657183047) translate (17.705cm 24.499cm)">
          <draw:text-box>
            <text:p><text:span text:style-name="T3">i3_ipc::on_tick_event(</text:span><text:span text:style-name="T4">CALLBACK</text:span><text:span text:style-name="T3">)</text:span></text:p>
          </draw:text-box>
        </draw:frame>
        <draw:custom-shape draw:style-name="gr7" draw:layer="layout" svg:width="7.747cm" svg:height="2.159cm" svg:x="7.096cm" svg:y="11.541cm">
          <text:p>i3_json_pars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683cm" svg:height="1.778cm" svg:x="9.001cm" svg:y="9.128cm">
          <draw:text-box>
            <text:p/>
          </draw:text-box>
        </draw:frame>
        <draw:frame draw:style-name="gr9" draw:layer="layout" svg:width="6.096cm" svg:height="1.778cm" svg:x="7.985cm" svg:y="8.693cm">
          <draw:text-box>
            <text:p>i3_ipc</text:p>
          </draw:text-box>
        </draw:frame>
        <draw:custom-shape draw:style-name="gr10" draw:layer="layout" svg:width="2.94cm" svg:height="1.27cm" svg:x="14.97cm" svg:y="15.351cm">
          <text:p>m_callba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.581cm" svg:y1="24.495cm" svg:x2="4.581cm" svg:y2="17.256cm">
          <text:p/>
        </draw:line>
        <draw:frame draw:style-name="gr11" draw:layer="layout" svg:width="7.238cm" svg:height="0.56cm" draw:transform="rotate (1.58004657183047) translate (4.03cm 24.499cm)">
          <draw:text-box>
            <text:p><text:span text:style-name="T3">i3_ipc::get_tree()</text:span></text:p>
          </draw:text-box>
        </draw:frame>
        <draw:line draw:style-name="gr12" draw:text-style-name="P5" draw:layer="layout" svg:x1="4.581cm" svg:y1="17.156cm" svg:x2="4.581cm" svg:y2="9.509cm">
          <text:p/>
        </draw:line>
        <draw:line draw:style-name="gr3" draw:text-style-name="P3" draw:layer="layout" svg:x1="7.884cm" svg:y1="17.256cm" svg:x2="7.884cm" svg:y2="24.495cm">
          <text:p/>
        </draw:line>
        <draw:frame draw:style-name="gr11" draw:layer="layout" svg:width="7.244cm" svg:height="0.56cm" draw:transform="rotate (1.58004657183047) translate (7.231cm 24.5cm)">
          <draw:text-box>
            <text:p><text:span text:style-name="T3">i3_containers::node</text:span></text:p>
          </draw:text-box>
        </draw:frame>
        <draw:line draw:style-name="gr13" draw:text-style-name="P5" draw:layer="layout" svg:x1="14.132cm" svg:y1="13.7cm" svg:x2="14.132cm" svg:y2="18.272cm">
          <text:p/>
        </draw:line>
        <draw:custom-shape draw:style-name="gr14" draw:layer="layout" svg:width="3.302cm" svg:height="1.143cm" svg:x="4.581cm" svg:y="1.881cm">
          <text:p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layer="layout" svg:width="3.302cm" svg:height="1.143cm" svg:x="14.132cm" svg:y="1.981cm">
          <text:p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7.755cm" svg:height="0.949cm" svg:x="9.52cm" svg:y="18.272cm">
          <draw:text-box>
            <text:p><text:span text:style-name="T5">CALLBACK</text:span><text:span text:style-name="T6">(i3_containers::tick_event)</text:span></text:p>
          </draw:text-box>
        </draw:frame>
        <draw:line draw:style-name="gr16" draw:text-style-name="P5" draw:layer="layout" svg:x1="14.132cm" svg:y1="15.986cm" svg:x2="14.97cm" svg:y2="15.986cm">
          <text:p/>
        </draw:line>
        <draw:line draw:style-name="gr12" draw:text-style-name="P5" draw:layer="layout" svg:x1="7.883cm" svg:y1="17.157cm" svg:x2="7.883cm" svg:y2="13.7cm">
          <text:p/>
        </draw:line>
        <draw:line draw:style-name="gr12" draw:text-style-name="P5" draw:layer="layout" svg:x1="7.883cm" svg:y1="11.541cm" svg:x2="7.883cm" svg:y2="9.509cm">
          <text:p/>
        </draw:line>
        <draw:line draw:style-name="gr12" draw:text-style-name="P5" draw:layer="layout" svg:x1="14.132cm" svg:y1="11.541cm" svg:x2="14.132cm" svg:y2="9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/>
      <style:text-properties fo:font-size="12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Files" style:display-name="Object Files" style:family="graphic" style:parent-style-name="standard">
      <style:graphic-properties svg:stroke-color="#3465a4" draw:fill-gradient-name="Gradient_20_1" draw:fill-hatch-name="Hatching_20_1" draw:fill-image-name="Bitmap_20_1" draw:textarea-horizontal-align="justify" draw:textarea-vertical-align="middle" draw:auto-grow-height="false" fo:min-height="0.559cm" fo:min-width="1.387cm"/>
      <style:paragraph-properties fo:text-align="center"/>
      <style:text-properties fo:font-size="12pt"/>
    </style:style>
    <style:style style:name="Member_20_Variables" style:display-name="Member Variables" style:family="graphic" style:parent-style-name="standard">
      <style:graphic-properties svg:stroke-color="#3465a4" draw:fill="solid" draw:fill-color="#d7a24f" draw:fill-gradient-name="Gradient_20_2" draw:fill-hatch-name="Hatching_20_1" draw:fill-image-name="Bitmap_20_2" draw:textarea-horizontal-align="justify" draw:textarea-vertical-align="middle" draw:auto-grow-height="false" fo:min-height="0.559cm" fo:min-width="1.387cm" draw:shadow-offset-x="0.203cm" draw:shadow-offset-y="0.203cm"/>
      <style:paragraph-properties fo:text-align="center">
        <style:tab-stops/>
      </style:paragraph-properties>
      <style:text-properties fo:font-size="10pt"/>
    </style:style>
    <style:style style:name="Message" style:family="graphic" style:parent-style-name="text">
      <style:graphic-properties fo:padding-top="0cm" fo:padding-bottom="0cm" fo:padding-left="0cm" fo:padding-right="0cm"/>
      <style:paragraph-properties fo:text-align="center"/>
      <style:text-properties fo:font-size="12pt"/>
    </style:style>
    <style:style style:name="Class" style:family="graphic" style:parent-style-name="standard">
      <style:graphic-properties draw:fill="solid" draw:fill-color="#729fcf" draw:fill-gradient-name="Gradient_20_2" draw:fill-hatch-name="Hatching_20_1" draw:fill-image-name="Bitmap_20_2"/>
      <style:paragraph-properties fo:text-align="center">
        <style:tab-stops/>
      </style:paragraph-properties>
      <style:text-properties fo:font-size="18pt"/>
    </style:style>
    <style:style style:name="Main_20_Class" style:display-name="Main Class" style:family="graphic" style:parent-style-name="text">
      <style:graphic-properties draw:fill-gradient-name="Gradient_20_2" draw:fill-hatch-name="Hatching_20_1" draw:fill-image-name="Bitmap_20_2"/>
      <style:paragraph-properties fo:text-align="center"/>
      <style:text-properties fo:font-size="36pt"/>
    </style:style>
    <style:style style:name="Socket" style:family="graphic" style:parent-style-name="standard">
      <style:graphic-properties draw:fill-gradient-name="Gradient_20_2" draw:fill-hatch-name="Hatching_20_1" draw:fill-image-name="Bitmap_20_2"/>
      <style:paragraph-properties fo:text-align="center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9:50:35.000133084</meta:creation-date>
    <dc:date>2019-03-02T14:45:34.946074929</dc:date>
    <meta:editing-duration>PT1H37M8S</meta:editing-duration>
    <meta:editing-cycles>22</meta:editing-cycles>
    <meta:generator>LibreOffice/6.1.4.2$Linux_X86_64 LibreOffice_project/10$Build-2</meta:generator>
    <meta:document-statistic meta:object-count="32"/>
  </office:meta>
</office:document-meta>
</file>